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34bdcd" officeooo:paragraph-rsid="000d5f0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08527b" style:font-size-asian="12pt" style:font-size-complex="12pt"/>
    </style:style>
    <style:style style:name="P3" style:family="paragraph" style:parent-style-name="Standard">
      <style:text-properties fo:font-size="12pt" officeooo:paragraph-rsid="0008527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e6a7" officeooo:paragraph-rsid="000b03a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08527b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d5f05"/>
    </style:style>
    <style:style style:name="P7" style:family="paragraph" style:parent-style-name="Standard">
      <style:paragraph-properties fo:text-align="center" style:justify-single-word="false"/>
      <style:text-properties officeooo:rsid="002061cb" officeooo:paragraph-rsid="0008527b"/>
    </style:style>
    <style:style style:name="P8" style:family="paragraph" style:parent-style-name="Standard">
      <style:text-properties officeooo:rsid="002061cb" officeooo:paragraph-rsid="0008527b"/>
    </style:style>
    <style:style style:name="P9" style:family="paragraph" style:parent-style-name="Standard">
      <style:text-properties officeooo:rsid="002061cb" officeooo:paragraph-rsid="00254629"/>
    </style:style>
    <style:style style:name="P10" style:family="paragraph" style:parent-style-name="Standard">
      <style:text-properties style:font-name="Times New Roman" fo:font-size="12pt" fo:font-weight="bold" officeooo:rsid="00233541" officeooo:paragraph-rsid="0008527b" style:font-size-asian="12pt" style:font-weight-asian="bold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3541" officeooo:paragraph-rsid="0008527b" style:font-size-asian="12pt" style:font-weight-asian="bold" style:font-size-complex="12pt"/>
    </style:style>
    <style:style style:name="P12" style:family="paragraph" style:parent-style-name="Standard">
      <style:text-properties style:font-name="Times New Roman" fo:font-size="12pt" officeooo:rsid="002774e3" officeooo:paragraph-rsid="0008527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paragraph-rsid="0008527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1f8dba" officeooo:paragraph-rsid="001f8dba" style:font-size-asian="12pt" style:font-size-complex="12pt"/>
    </style:style>
    <style:style style:name="P15" style:family="paragraph" style:parent-style-name="Standard">
      <style:text-properties style:font-name="Times New Roman" fo:font-size="12pt" fo:font-weight="normal" officeooo:rsid="00233541" officeooo:paragraph-rsid="0008527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2774e3" officeooo:paragraph-rsid="0021f8c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officeooo:rsid="0008527b" officeooo:paragraph-rsid="000d5f0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officeooo:rsid="00325995" officeooo:paragraph-rsid="0008527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2pt" officeooo:rsid="0020eb3c" officeooo:paragraph-rsid="0020eb3c" style:font-size-asian="12pt" style:font-size-complex="12pt"/>
    </style:style>
    <style:style style:name="P20" style:family="paragraph" style:parent-style-name="Standard">
      <style:text-properties fo:color="#000000" style:text-underline-style="solid" style:text-underline-width="auto" style:text-underline-color="font-color" officeooo:rsid="002061cb" officeooo:paragraph-rsid="0008527b"/>
    </style:style>
    <style:style style:name="P21" style:family="paragraph" style:parent-style-name="Standard">
      <style:text-properties officeooo:paragraph-rsid="001f8dba"/>
    </style:style>
    <style:style style:name="P22" style:family="paragraph" style:parent-style-name="Standard">
      <style:text-properties officeooo:paragraph-rsid="0020eb3c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pt" fo:country="PT" fo:font-style="normal" fo:font-weight="normal" officeooo:rsid="0008527b" officeooo:paragraph-rsid="000d5f05" style:font-size-asian="12pt" style:font-size-complex="12pt"/>
    </style:style>
    <style:style style:name="P24" style:family="paragraph" style:parent-style-name="Standard">
      <style:paragraph-properties fo:text-align="center" style:justify-single-word="false" fo:break-before="page"/>
      <style:text-properties fo:font-weight="bold" officeooo:rsid="002061cb" officeooo:paragraph-rsid="0008527b" style:font-weight-asian="bold" style:font-weight-complex="bold"/>
    </style:style>
    <style:style style:name="P25" style:family="paragraph" style:parent-style-name="Standard" style:list-style-name="L1">
      <style:text-properties officeooo:paragraph-rsid="0008527b"/>
    </style:style>
    <style:style style:name="P26" style:family="paragraph" style:parent-style-name="Standard" style:list-style-name="L2">
      <style:text-properties officeooo:paragraph-rsid="0008527b"/>
    </style:style>
    <style:style style:name="P27" style:family="paragraph" style:parent-style-name="Standard" style:list-style-name="L2">
      <style:text-properties officeooo:paragraph-rsid="002b1fa5"/>
    </style:style>
    <style:style style:name="P28" style:family="paragraph" style:parent-style-name="Standard" style:list-style-name="L2">
      <style:text-properties style:font-name="Times New Roman" fo:font-size="12pt" fo:font-weight="bold" officeooo:rsid="00233541" officeooo:paragraph-rsid="0008527b" style:font-size-asian="12pt" style:font-weight-asian="bold" style:font-size-complex="12pt"/>
    </style:style>
    <style:style style:name="P29" style:family="paragraph" style:parent-style-name="Standard" style:list-style-name="L2">
      <style:text-properties style:font-name="Times New Roman" fo:font-size="12pt" officeooo:rsid="002774e3" officeooo:paragraph-rsid="0008527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officeooo:rsid="00325995" officeooo:paragraph-rsid="002b1fa5" style:font-size-asian="12pt" style:font-size-complex="12pt"/>
    </style:style>
    <style:style style:name="P31" style:family="paragraph" style:parent-style-name="Standard">
      <style:text-properties style:font-name="Times New Roman" fo:font-size="12pt" officeooo:rsid="00306662" officeooo:paragraph-rsid="00306662" style:font-size-asian="12pt" style:font-size-complex="12pt"/>
    </style:style>
    <style:style style:name="P32" style:family="paragraph" style:parent-style-name="Standard">
      <style:text-properties style:font-name="Times New Roman" fo:font-size="12pt" officeooo:rsid="00306662" officeooo:paragraph-rsid="0031f5ea" style:font-size-asian="12pt" style:font-size-complex="12pt"/>
    </style:style>
    <style:style style:name="P33" style:family="paragraph" style:parent-style-name="Standard" style:list-style-name="L2">
      <style:text-properties officeooo:rsid="002774e3" officeooo:paragraph-rsid="0008527b"/>
    </style:style>
    <style:style style:name="P34" style:family="paragraph" style:parent-style-name="Standard">
      <style:text-properties officeooo:paragraph-rsid="002b1fa5"/>
    </style:style>
    <style:style style:name="P35" style:family="paragraph" style:parent-style-name="Standard">
      <style:paragraph-properties fo:text-align="start" style:justify-single-word="false"/>
      <style:text-properties fo:font-size="12pt" officeooo:paragraph-rsid="002b1fa5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02d0222" style:font-size-asian="12pt" style:font-size-complex="12pt"/>
    </style:style>
    <style:style style:name="P37" style:family="paragraph" style:parent-style-name="Standard">
      <style:text-properties fo:font-size="12pt" officeooo:paragraph-rsid="002d0222" style:font-size-asian="12pt" style:font-size-complex="12pt"/>
    </style:style>
    <style:style style:name="P38" style:family="paragraph" style:parent-style-name="Standard">
      <style:text-properties fo:font-size="12pt" officeooo:rsid="00306662" officeooo:paragraph-rsid="0031f5ea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306662" officeooo:paragraph-rsid="00306662" style:font-size-asian="12pt" style:font-size-complex="12pt"/>
    </style:style>
    <style:style style:name="P40" style:family="paragraph" style:parent-style-name="Standard">
      <style:text-properties fo:font-size="12pt" style:text-underline-style="solid" style:text-underline-width="auto" style:text-underline-color="font-color" officeooo:rsid="00306662" officeooo:paragraph-rsid="00306662" style:font-size-asian="12pt" style:font-size-complex="12pt"/>
    </style:style>
    <style:style style:name="P41" style:family="paragraph" style:parent-style-name="Standard">
      <style:text-properties fo:font-size="12pt" style:text-underline-style="solid" style:text-underline-width="auto" style:text-underline-color="font-color" officeooo:rsid="00306662" officeooo:paragraph-rsid="0031f5ea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officeooo:rsid="0032bb6b"/>
    </style:style>
    <style:style style:name="T4" style:family="text">
      <style:text-properties fo:color="#000000" style:font-name="Times New Roman" officeooo:rsid="00325995"/>
    </style:style>
    <style:style style:name="T5" style:family="text">
      <style:text-properties fo:color="#000000" style:font-name="Times New Roman" officeooo:rsid="00359f97"/>
    </style:style>
    <style:style style:name="T6" style:family="text">
      <style:text-properties fo:color="#000000" style:font-name="Times New Roman" fo:font-size="12pt" officeooo:rsid="002774e3" style:font-size-asian="12pt" style:font-size-complex="12pt"/>
    </style:style>
    <style:style style:name="T7" style:family="text">
      <style:text-properties fo:color="#000000" style:font-name="Times New Roman" fo:font-size="12pt" officeooo:rsid="00325995" style:font-size-asian="12pt" style:font-size-complex="12pt"/>
    </style:style>
    <style:style style:name="T8" style:family="text">
      <style:text-properties fo:color="#000000" style:font-name="Times New Roman" officeooo:rsid="0008527b"/>
    </style:style>
    <style:style style:name="T9" style:family="text">
      <style:text-properties fo:color="#000000" style:font-name="Times New Roman" officeooo:rsid="0008527b" style:font-size-asian="12pt" style:font-size-complex="12pt"/>
    </style:style>
    <style:style style:name="T10" style:family="text">
      <style:text-properties fo:color="#000000" style:font-name="Times New Roman" officeooo:rsid="0034bdcd" style:font-size-asian="12pt" style:font-size-complex="12pt"/>
    </style:style>
    <style:style style:name="T11" style:family="text">
      <style:text-properties fo:color="#000000" style:font-name="Times New Roman" officeooo:rsid="00325995" style:font-size-asian="12pt" style:font-size-complex="12pt"/>
    </style:style>
    <style:style style:name="T12" style:family="text">
      <style:text-properties fo:color="#000000" style:font-name="Times New Roman" officeooo:rsid="00359f97" style:font-size-asian="12pt" style:font-size-complex="12pt"/>
    </style:style>
    <style:style style:name="T13" style:family="text">
      <style:text-properties fo:color="#000000" style:font-name="Times New Roman" officeooo:rsid="000d5f05"/>
    </style:style>
    <style:style style:name="T14" style:family="text">
      <style:text-properties fo:color="#000000" style:font-name="Times New Roman" officeooo:rsid="002d0222"/>
    </style:style>
    <style:style style:name="T15" style:family="text">
      <style:text-properties fo:color="#000000" style:font-name="Times New Roman" officeooo:rsid="002f25ea"/>
    </style:style>
    <style:style style:name="T16" style:family="text">
      <style:text-properties fo:color="#000000" style:font-name="Times New Roman" fo:font-weight="normal" officeooo:rsid="002d0222" style:font-weight-asian="normal" style:font-weight-complex="normal"/>
    </style:style>
    <style:style style:name="T17" style:family="text">
      <style:text-properties fo:color="#000000" style:font-name="Times New Roman" officeooo:rsid="0033bc4f"/>
    </style:style>
    <style:style style:name="T18" style:family="text">
      <style:text-properties fo:color="#000000" officeooo:rsid="0032bb6b"/>
    </style:style>
    <style:style style:name="T19" style:family="text">
      <style:text-properties fo:color="#000000" officeooo:rsid="002d0222"/>
    </style:style>
    <style:style style:name="T20" style:family="text">
      <style:text-properties officeooo:rsid="002b32b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33541"/>
    </style:style>
    <style:style style:name="T23" style:family="text">
      <style:text-properties officeooo:rsid="002acb39"/>
    </style:style>
    <style:style style:name="T24" style:family="text">
      <style:text-properties officeooo:rsid="0021521a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2pt" style:font-size-asian="12pt" style:font-size-complex="12pt"/>
    </style:style>
    <style:style style:name="T27" style:family="text">
      <style:text-properties style:font-name="Times New Roman" fo:font-size="12pt" officeooo:rsid="002061cb" style:font-size-asian="12pt" style:font-size-complex="12pt"/>
    </style:style>
    <style:style style:name="T28" style:family="text">
      <style:text-properties style:font-name="Times New Roman" fo:font-size="12pt" officeooo:rsid="002acb39" style:font-size-asian="12pt" style:font-size-complex="12pt"/>
    </style:style>
    <style:style style:name="T29" style:family="text">
      <style:text-properties style:font-name="Times New Roman" fo:font-size="12pt" officeooo:rsid="002458b8" style:font-size-asian="12pt" style:font-size-complex="12pt"/>
    </style:style>
    <style:style style:name="T30" style:family="text">
      <style:text-properties style:font-name="Times New Roman" fo:font-size="12pt" officeooo:rsid="00233541" style:font-size-asian="12pt" style:font-size-complex="12pt"/>
    </style:style>
    <style:style style:name="T31" style:family="text">
      <style:text-properties style:font-name="Times New Roman" fo:font-size="12pt" officeooo:rsid="002774e3" style:font-size-asian="12pt" style:font-size-complex="12pt"/>
    </style:style>
    <style:style style:name="T32" style:family="text">
      <style:text-properties style:font-name="Times New Roman" fo:font-size="12pt" officeooo:rsid="00182caa" style:font-size-asian="12pt" style:font-size-complex="12pt"/>
    </style:style>
    <style:style style:name="T33" style:family="text">
      <style:text-properties style:font-name="Times New Roman" fo:font-size="12pt" officeooo:rsid="001f54f7" style:font-size-asian="12pt" style:font-size-complex="12pt"/>
    </style:style>
    <style:style style:name="T34" style:family="text">
      <style:text-properties style:font-name="Times New Roman" fo:font-size="12pt" officeooo:rsid="00274183" style:font-size-asian="12pt" style:font-size-complex="12pt"/>
    </style:style>
    <style:style style:name="T35" style:family="text">
      <style:text-properties style:font-name="Times New Roman" fo:font-size="12pt" officeooo:rsid="0029ae16" style:font-size-asian="12pt" style:font-size-complex="12pt"/>
    </style:style>
    <style:style style:name="T36" style:family="text">
      <style:text-properties style:font-name="Times New Roman" fo:font-size="12pt" fo:font-weight="bold" style:font-size-asian="12pt" style:font-weight-asian="bold" style:font-size-complex="12pt"/>
    </style:style>
    <style:style style:name="T37" style:family="text">
      <style:text-properties style:font-name="Times New Roman" fo:font-size="12pt" fo:font-weight="bold" officeooo:rsid="00233541" style:font-size-asian="12pt" style:font-weight-asian="bold" style:font-size-complex="12pt"/>
    </style:style>
    <style:style style:name="T3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" fo:font-size="12pt" fo:font-weight="bold" officeooo:rsid="002774e3" style:font-size-asian="12pt" style:font-weight-asian="bold" style:font-size-complex="12pt" style:font-weight-complex="bold"/>
    </style:style>
    <style:style style:name="T40" style:family="text">
      <style:text-properties style:font-name="Times New Roman" fo:font-size="12pt" fo:font-weight="bold" officeooo:rsid="00233541" style:font-size-asian="12pt" style:font-weight-asian="bold" style:font-size-complex="12pt" style:font-weight-complex="bold"/>
    </style:style>
    <style:style style:name="T41" style:family="text">
      <style:text-properties style:font-name="Times New Roman" fo:font-size="12pt" fo:font-weight="bold" officeooo:rsid="002b32bc" style:font-size-asian="12pt" style:font-weight-asian="bold" style:font-size-complex="12pt" style:font-weight-complex="bold"/>
    </style:style>
    <style:style style:name="T42" style:family="text">
      <style:text-properties style:font-name="Times New Roman" fo:font-size="12pt" fo:font-weight="bold" officeooo:rsid="002d4827" style:font-size-asian="12pt" style:font-weight-asian="bold" style:font-size-complex="12pt" style:font-weight-complex="bold"/>
    </style:style>
    <style:style style:name="T43" style:family="text">
      <style:text-properties style:font-name="Times New Roman" fo:font-size="12pt" fo:font-weight="bold" officeooo:rsid="0021f8c7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fo:font-weight="bold" officeooo:rsid="00245653" style:font-size-asian="12pt" style:font-weight-asian="bold" style:font-size-complex="12pt" style:font-weight-complex="bold"/>
    </style:style>
    <style:style style:name="T45" style:family="text">
      <style:text-properties style:font-name="Times New Roman" fo:font-size="12pt" fo:font-weight="bold" officeooo:rsid="0028a8c9" style:font-size-asian="12pt" style:font-weight-asian="bold" style:font-size-complex="12pt" style:font-weight-complex="bold"/>
    </style:style>
    <style:style style:name="T46" style:family="text">
      <style:text-properties style:font-name="Times New Roman" fo:font-size="12pt" fo:font-weight="bold" officeooo:rsid="002b1fa5" style:font-size-asian="12pt" style:font-weight-asian="bold" style:font-size-complex="12pt" style:font-weight-complex="bold"/>
    </style:style>
    <style:style style:name="T47" style:family="text">
      <style:text-properties style:font-name="Times New Roman" fo:font-size="12pt" fo:font-weight="bold" officeooo:rsid="002774e3" style:font-size-asian="12pt" style:font-weight-asian="bold" style:font-size-complex="12pt"/>
    </style:style>
    <style:style style:name="T4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officeooo:rsid="002774e3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fo:font-weight="normal" officeooo:rsid="002b32bc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fo:font-weight="normal" officeooo:rsid="001f54f7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weight="normal" officeooo:rsid="001f8dba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fo:font-weight="normal" officeooo:rsid="0021f8c7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fo:font-weight="normal" officeooo:rsid="0027b407" style:font-size-asian="12pt" style:font-weight-asian="normal" style:font-size-complex="12pt" style:font-weight-complex="normal"/>
    </style:style>
    <style:style style:name="T55" style:family="text">
      <style:text-properties style:font-name="Times New Roman" fo:font-weight="normal" style:font-weight-asian="normal" style:font-weight-complex="normal"/>
    </style:style>
    <style:style style:name="T56" style:family="text">
      <style:text-properties style:font-name="Times New Roman" fo:font-weight="normal" officeooo:rsid="00233541" style:font-weight-asian="normal" style:font-weight-complex="normal"/>
    </style:style>
    <style:style style:name="T57" style:family="text">
      <style:text-properties style:font-name="Times New Roman" fo:font-weight="normal" officeooo:rsid="002774e3" style:font-weight-asian="normal" style:font-weight-complex="normal"/>
    </style:style>
    <style:style style:name="T58" style:family="text">
      <style:text-properties style:font-name="Times New Roman" fo:font-weight="normal" officeooo:rsid="002cb117" style:font-weight-asian="normal" style:font-weight-complex="normal"/>
    </style:style>
    <style:style style:name="T59" style:family="text">
      <style:text-properties style:font-name="Times New Roman" fo:font-weight="normal" officeooo:rsid="002d0222" style:font-weight-asian="normal" style:font-weight-complex="normal"/>
    </style:style>
    <style:style style:name="T60" style:family="text">
      <style:text-properties style:font-name="Times New Roman" fo:font-weight="normal" officeooo:rsid="000c06af" style:font-weight-asian="normal" style:font-weight-complex="normal"/>
    </style:style>
    <style:style style:name="T61" style:family="text">
      <style:text-properties style:font-name="Times New Roman" fo:font-weight="normal" officeooo:rsid="0023c114" style:font-weight-asian="normal" style:font-weight-complex="normal"/>
    </style:style>
    <style:style style:name="T62" style:family="text">
      <style:text-properties style:font-name="Times New Roman" fo:font-weight="normal" officeooo:rsid="0031f5ea" style:font-weight-asian="normal" style:font-weight-complex="normal"/>
    </style:style>
    <style:style style:name="T63" style:family="text">
      <style:text-properties style:font-name="Times New Roman" fo:font-weight="normal" officeooo:rsid="0033bc4f" style:font-weight-asian="normal" style:font-weight-complex="normal"/>
    </style:style>
    <style:style style:name="T64" style:family="text">
      <style:text-properties style:font-name="Times New Roman" officeooo:rsid="002cb117"/>
    </style:style>
    <style:style style:name="T65" style:family="text">
      <style:text-properties style:font-name="Times New Roman" officeooo:rsid="002774e3"/>
    </style:style>
    <style:style style:name="T66" style:family="text">
      <style:text-properties style:font-name="Times New Roman" fo:font-style="italic" style:font-style-asian="italic"/>
    </style:style>
    <style:style style:name="T67" style:family="text">
      <style:text-properties style:font-name="Times New Roman" fo:font-style="italic" officeooo:rsid="002774e3" style:font-style-asian="italic"/>
    </style:style>
    <style:style style:name="T68" style:family="text">
      <style:text-properties style:font-name="Times New Roman" officeooo:rsid="00325995"/>
    </style:style>
    <style:style style:name="T69" style:family="text">
      <style:text-properties style:font-name="Times New Roman" officeooo:rsid="0032bb6b"/>
    </style:style>
    <style:style style:name="T70" style:family="text">
      <style:text-properties style:font-name="Times New Roman" officeooo:rsid="000c06af"/>
    </style:style>
    <style:style style:name="T71" style:family="text">
      <style:text-properties style:font-name="Times New Roman" officeooo:rsid="001f54f7"/>
    </style:style>
    <style:style style:name="T72" style:family="text">
      <style:text-properties style:font-name="Times New Roman" officeooo:rsid="001f8dba"/>
    </style:style>
    <style:style style:name="T73" style:family="text">
      <style:text-properties style:font-name="Times New Roman" officeooo:rsid="0020eb3c"/>
    </style:style>
    <style:style style:name="T74" style:family="text">
      <style:text-properties style:font-name="Times New Roman" officeooo:rsid="0023c114"/>
    </style:style>
    <style:style style:name="T75" style:family="text">
      <style:text-properties style:font-name="Times New Roman" officeooo:rsid="002bdecc"/>
    </style:style>
    <style:style style:name="T76" style:family="text">
      <style:text-properties style:font-name="Times New Roman" officeooo:rsid="002d0222"/>
    </style:style>
    <style:style style:name="T77" style:family="text">
      <style:text-properties style:font-name="Times New Roman" officeooo:rsid="00306662"/>
    </style:style>
    <style:style style:name="T78" style:family="text">
      <style:text-properties style:font-name="Times New Roman" officeooo:rsid="0031f5ea"/>
    </style:style>
    <style:style style:name="T79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325995"/>
    </style:style>
    <style:style style:name="T80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8527b"/>
    </style:style>
    <style:style style:name="T81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8527b" style:font-size-asian="12pt" style:font-size-complex="12pt"/>
    </style:style>
    <style:style style:name="T82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91637" style:font-size-asian="12pt" style:font-size-complex="12pt"/>
    </style:style>
    <style:style style:name="T83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d5f05" style:font-size-asian="12pt" style:font-size-complex="12pt"/>
    </style:style>
    <style:style style:name="T84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25414c" style:font-size-asian="12pt" style:font-size-complex="12pt"/>
    </style:style>
    <style:style style:name="T85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2f25ea" style:font-size-asian="12pt" style:font-size-complex="12pt"/>
    </style:style>
    <style:style style:name="T86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34c088" style:font-size-asian="12pt" style:font-size-complex="12pt"/>
    </style:style>
    <style:style style:name="T87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1c9df7"/>
    </style:style>
    <style:style style:name="T88" style:family="text">
      <style:text-properties officeooo:rsid="001f54f7"/>
    </style:style>
    <style:style style:name="T89" style:family="text">
      <style:text-properties officeooo:rsid="0021f470"/>
    </style:style>
    <style:style style:name="T90" style:family="text">
      <style:text-properties officeooo:rsid="00254629"/>
    </style:style>
    <style:style style:name="T91" style:family="text">
      <style:text-properties officeooo:rsid="0028a8c9"/>
    </style:style>
    <style:style style:name="T92" style:family="text">
      <style:text-properties officeooo:rsid="002774e3"/>
    </style:style>
    <style:style style:name="T93" style:family="text">
      <style:text-properties fo:font-style="italic" officeooo:rsid="002774e3" style:font-style-asian="italic"/>
    </style:style>
    <style:style style:name="T94" style:family="text">
      <style:text-properties officeooo:rsid="0031f5ea"/>
    </style:style>
    <style:style style:name="T95" style:family="text">
      <style:text-properties officeooo:rsid="00337f73"/>
    </style:style>
    <style:style style:name="T96" style:family="text">
      <style:text-properties officeooo:rsid="0033bc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0">OORT - </text:span>Leitura Vertical</text:p>
      <text:p text:style-name="P7"/>
      <text:p text:style-name="P20"><text:span text:style-name="T21">Leitura 1</text:span>: Descrição dos <text:span text:style-name="T88">cenários</text:span> <text:span text:style-name="T22">X</text:span> Diagrama de Sequência,<text:span text:style-name="T90"> Diagrama de Atividades e Diagrama Statecharts (máquina de estado)</text:span></text:p>
      <text:p text:style-name="P8"/>
      <text:p text:style-name="P9"><text:span text:style-name="T21">Objetivo</text:span>: Verificar se <text:span text:style-name="T23">a</text:span>s funcionalidades descrit<text:span text:style-name="T88">a</text:span>s pelos requisitos funcionais <text:span text:style-name="T88">dos cenários </text:span>estão capturad<text:span text:style-name="T88">a</text:span>s apropriadamente <text:span text:style-name="T24">nos diagramas de sequência, por meio de uma combinação pertinente de objetos e mensagens que trabalham em conjunto para capturar essas funcionalidades. Ou se estão capturadas pelos diagramas de atividades por meio de sua sequência de atividades, ações e condições descritas nestes diagramas. Ou se estão capturadas pelos diagramas Statecharts por meio de seus estados internos e possíveis eventos e/ou transições de estados. Atentar também para a existência de restrições para o cenário analisado e se estas estão refletidas nos diagramas.</text:span></text:p>
      <text:p text:style-name="P8"/>
      <text:p text:style-name="P8"><text:span text:style-name="T21">Entradas para o processo</text:span>:</text:p>
      <text:list xml:id="list5366087693273629896" text:style-name="L1">
        <text:list-item>
          <text:p text:style-name="P25"><text:span text:style-name="T27">Um conjunto de </text:span><text:span text:style-name="T33">cenários que contêm </text:span><text:span text:style-name="T27">requisitos funcionais que descrevem </text:span><text:span text:style-name="T33">funcionalidades e</text:span><text:span text:style-name="T28"> restrições</text:span><text:span text:style-name="T27"> necessári</text:span><text:span text:style-name="T33">a</text:span><text:span text:style-name="T27">s </text:span><text:span text:style-name="T29">para o </text:span><text:span text:style-name="T33">escopo analisado</text:span><text:span text:style-name="T27">.</text:span></text:p>
        </text:list-item>
        <text:list-item>
          <text:p text:style-name="P25"><text:span text:style-name="T26">Um ou mais diagramas de seqüência que descreve</text:span><text:span text:style-name="T32">m</text:span><text:span text:style-name="T26"> os objetos de um sistema e os serviços/ </text:span><text:span text:style-name="T33">funcionalidades</text:span><text:span text:style-name="T26"> que ele fornece. </text:span><text:span text:style-name="T34">Um ou mais diagrama</text:span><text:span text:style-name="T35">s</text:span><text:span text:style-name="T34"> de atividades que descrevem a sequência de atividades para que seja alcançado um serviço ou funcionalidade do sistema</text:span><text:span text:style-name="T30">. </text:span><text:span text:style-name="T34">Um ou mais diagramas Statecharts, que mostram os possíveis estados dos objetos e os eventos que causam estas mudanças de estado </text:span><text:span text:style-name="T35">para o sistema</text:span><text:span text:style-name="T34">.</text:span></text:p>
        </text:list-item>
      </text:list>
      <text:p text:style-name="P10"/>
      <text:list xml:id="list8260307523339377452" text:style-name="L2">
        <text:list-item>
          <text:p text:style-name="P28">Leia a descrição de requisitos para entender a funcionalidade descrita.</text:p>
          <text:p text:style-name="P33"><text:span text:style-name="T37">E</text:span><text:span text:style-name="T36">NTRADAS: </text:span><text:span text:style-name="T48">Conjunto de </text:span><text:span text:style-name="T51">cenários que contêm </text:span><text:span text:style-name="T48">Requisitos Funcionais (FR)</text:span></text:p>
        </text:list-item>
      </text:list>
      <text:p text:style-name="P22"><text:span text:style-name="T49"><text:tab/></text:span><text:span text:style-name="T39">SAÍDAS:</text:span><text:span text:style-name="T49"><text:tab/></text:span><text:span text:style-name="T51">Funcionalidades e/ou </text:span><text:span text:style-name="T48">Serviços candidatos (marcados em verde nos F</text:span><text:span text:style-name="T54">R</text:span><text:span text:style-name="T48">s); </text:span></text:p>
      <text:p text:style-name="P21"><text:span text:style-name="T48"><text:tab/><text:tab/><text:tab/></text:span><text:span text:style-name="T52">Sequência das ações que devem ser executadas, numeradas;</text:span></text:p>
      <text:p text:style-name="P12"><text:tab/><text:tab/><text:tab/>Restrições e condições para os serviços/<text:span text:style-name="T88">funcionalidades</text:span> (marcados em <text:tab/><text:tab/><text:tab/><text:tab/>amarelo nos FRs).</text:p>
      <text:p text:style-name="P15"/>
      <text:p text:style-name="P3"><text:span text:style-name="T56">A. </text:span><text:span text:style-name="T25">Leia totalmente cada um dos </text:span><text:span text:style-name="T71">cenários</text:span><text:span text:style-name="T25"> para entender a</text:span><text:span text:style-name="T71">s</text:span><text:span text:style-name="T25"> funcionalidade</text:span><text:span text:style-name="T71">s</text:span><text:span text:style-name="T25"> que ele </text:span><text:span text:style-name="T73">d</text:span><text:span text:style-name="T25">escreve. </text:span></text:p>
      <text:p text:style-name="P13">B. Encontre os verbos, ou descrições de ações, que são candidatos a serem serviços – comportamentos <text:span text:style-name="T88">esperados d</text:span>o sistema. Sublinhe os verbos ou descrições de ações com uma caneta verde.</text:p>
      <text:p text:style-name="P14">C. Identifique se existe uma ordem/sequência na descrição das funcionalidades <text:span text:style-name="T89">ou serviços fornecidos pelo sistema. Em caso afirmativo, numere sequencialmente as ações que compõem as funcionalidades e/ou serviços.</text:span></text:p>
      <text:p text:style-name="P2"><text:span text:style-name="T72">D</text:span><text:span text:style-name="T25">. Procure por descrições de restrições ou condições nos substantivos e verbos que você identificou nos dois passos anteriores. Por exemplo, </text:span><text:span text:style-name="T71">p</text:span><text:span text:style-name="T25">ergunte se existem restrições explícitas ou limitações na forma que as ações são executadas </text:span><text:span text:style-name="T71">(procure a existência de laços ou condições)</text:span><text:span text:style-name="T25">. Tente observar se quantidades definidas foram especificadas em alguma parte do requisito. Sublinhe estas condições e restrições com uma caneta amarela.</text:span></text:p>
      <text:p text:style-name="P11"/>
      <text:list xml:id="list224151126564954" text:continue-numbering="true" text:style-name="L2">
        <text:list-item>
          <text:p text:style-name="P27"><text:span text:style-name="T42">Reveja a descrição dos requisitos funcionais</text:span><text:span text:style-name="T46"> descritos nos cenários </text:span><text:span text:style-name="T40">e inspecion</text:span><text:span text:style-name="T46">e</text:span><text:span text:style-name="T40"> os diagramas de seqüência, </text:span><text:span text:style-name="T45">atividades e/ou Statecharts</text:span><text:span text:style-name="T40"> relacionados, para identificar se a</text:span><text:span text:style-name="T46">s</text:span><text:span text:style-name="T40"> </text:span><text:span text:style-name="T38">funcionalidade</text:span><text:span text:style-name="T46">s</text:span><text:span text:style-name="T38"> correspondente</text:span><text:span text:style-name="T46">s</text:span><text:span text:style-name="T38"> est</text:span><text:span text:style-name="T46">ão</text:span><text:span text:style-name="T38"> precisamente descrita</text:span><text:span text:style-name="T46">s</text:span><text:span text:style-name="T38">, se os comportamentos estão representados na ordem correta </text:span><text:span text:style-name="T43">e as </text:span><text:span text:style-name="T41">restriçõe</text:span><text:span text:style-name="T43">s estão apropriadamente representadas</text:span><text:span text:style-name="T38">. </text:span><text:span text:style-name="T42">Reveja a descrição dos requisitos funcionais para certificar que todos os serviços, funcionalidades e restrições foram capturados apropriadamente pelo</text:span><text:span text:style-name="T46">s</text:span><text:span text:style-name="T42"> diagrama</text:span><text:span text:style-name="T46">s</text:span><text:span text:style-name="T42"> </text:span><text:span text:style-name="T46">que representam este</text:span><text:span text:style-name="T38"> </text:span><text:span text:style-name="T44">cenár</text:span><text:span text:style-name="T38">io.</text:span></text:p>
          <text:p text:style-name="P26"><text:span text:style-name="T37">E</text:span><text:span text:style-name="T47">NTRADAS:<text:tab/></text:span><text:span text:style-name="T49">C</text:span><text:span text:style-name="T52">enário com c</text:span><text:span text:style-name="T49">onjunto de Requisitos Funcionais (R</text:span><text:span text:style-name="T50">F</text:span><text:span text:style-name="T49">)</text:span><text:span text:style-name="T48">, com </text:span><text:span text:style-name="T52">funcionalidades</text:span><text:span text:style-name="T48">, <text:tab/><text:tab/>serviços e </text:span><text:span text:style-name="T50">restriçõe</text:span><text:span text:style-name="T48">s marcados </text:span><text:span text:style-name="T53">e comportamentos ordenados</text:span><text:span text:style-name="T48">;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9">Diagrama de Seqüência (SD) <text:span text:style-name="T91">e/ou Diagrama de Atividades (AD) e/ou </text:span><text:soft-page-break/><text:span text:style-name="T91">Diagrama Statechart (SMD)</text:span>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49"><text:tab/></text:span><text:span text:style-name="T39">SAÍDAS:</text:span><text:span text:style-name="T49"><text:tab/>Relatório de Discrepâncias.</text:span></text:p>
      <text:p text:style-name="P16"/>
      <text:p text:style-name="P34"><text:span text:style-name="T6">A. </text:span><text:span text:style-name="T7">Procure por descrições de funcionalidades nos requisitos que tenham sido omitidas do projeto.</text:span></text:p>
      <text:p text:style-name="P34"><text:span text:style-name="T7">1) </text:span><text:span text:style-name="T31">Para cada descrição de ação sublinhada em verde nos requisitos funcionais, tente encontrar um</text:span></text:p>
      <text:p text:style-name="P35"><text:span text:style-name="T25">comportamento associado ou combinação de comportamentos. </text:span><text:span text:style-name="T75">Primeiramente</text:span><text:span text:style-name="T25"> n</text:span><text:span text:style-name="T68">o</text:span><text:span text:style-name="T75">(s)</text:span><text:span text:style-name="T68"> diagrama</text:span><text:span text:style-name="T75">(s)</text:span><text:span text:style-name="T68"> de sequência, </text:span><text:span text:style-name="T75">em seguida no(s) diagrama(s) de atividades, e por último no(s) diagrama(s) Statecharts</text:span><text:span text:style-name="T68">.</text:span><text:span text:style-name="T25"> Utilize dicas sintáticas (i.e. nome do comportamento que é similar ou sinônimo para uma descrição de ação) para ajudar você na busca, mas certifique que o significado </text:span><text:span text:style-name="T66">semântico </text:span><text:span text:style-name="T25">da função nos requisitos e projeto de alto nível é o mesmo. </text:span><text:span text:style-name="T69">Para cada marcação em verde nos requisitos, deve haver um </text:span><text:span text:style-name="T76">comportamento </text:span><text:span text:style-name="T69">correspondente </text:span><text:span text:style-name="T76">em algum</text:span><text:span text:style-name="T69"> diagrama </text:span><text:span text:style-name="T76">(sequência, atividade ou Statecharts) que esteja representando este cenário</text:span><text:span text:style-name="T69">. </text:span><text:span text:style-name="T25">Quando </text:span><text:span text:style-name="T68">não </text:span><text:span text:style-name="T25">encontrado, </text:span><text:span text:style-name="T4">então a informação foi omitida do projeto. Indique isto no formulário para relato de discrepância.</text:span></text:p>
      <text:p text:style-name="P30"><text:span text:style-name="T1">2) Para cada restrição </text:span><text:span text:style-name="T18">sublinhada de amarelo, realizar o mesmo procedimento do item anterior.</text:span></text:p>
      <text:p text:style-name="P36"><text:span text:style-name="T3"/></text:p>
      <text:p text:style-name="P39"><text:span text:style-name="T3">D</text:span><text:span text:style-name="T2">iagrama de sequência</text:span></text:p>
      <text:p text:style-name="P36"><text:span text:style-name="T3">D</text:span><text:span text:style-name="T14">ica1: para i</text:span><text:span text:style-name="T65">dentifi</text:span><text:span text:style-name="T76">car</text:span><text:span text:style-name="T65"> os </text:span><text:span text:style-name="T74">serviços e/ou funcionalidades</text:span><text:span text:style-name="T67"> </text:span><text:span text:style-name="T65">descritos pelos diagramas de seqüência, você precisará examinar a </text:span><text:span text:style-name="T25">informação trocada entre os objetos e classes (as setas horizontais). Se a informação trocada está muito detalhada, no nível de mensagens, você precisará abstrair várias mensagens em conjunto para entender os serviços </text:span><text:span text:style-name="T74">ou funcionalidades </text:span><text:span text:style-name="T25">que elas fornecem. </text:span></text:p>
      <text:p text:style-name="P37"><text:span text:style-name="T3">D</text:span><text:span text:style-name="T14">ica2: para i</text:span><text:span text:style-name="T64">dentifi</text:span><text:span text:style-name="T76">car</text:span><text:span text:style-name="T64"> </text:span><text:span text:style-name="T25">as condições que permitem a ativação das ações, </text:span><text:span text:style-name="T76">procure por</text:span><text:span text:style-name="T70"> condições ou restrições </text:span><text:span text:style-name="T76">que </text:span><text:span text:style-name="T70">aparecem nos fragmentos combinados </text:span><text:span text:style-name="T74">(alt, opt, loop). </text:span><text:span text:style-name="T76">Os fragmentos</text:span><text:span text:style-name="T70"> </text:span><text:span text:style-name="T77">combinados </text:span><text:span text:style-name="T70">possuem condições de guarda para envio ou não de mensagens.</text:span></text:p>
      <text:p text:style-name="P40"><text:span text:style-name="T70">D</text:span><text:span text:style-name="T25">iagrama de atividades</text:span></text:p>
      <text:p text:style-name="P31">Dica 3: para <text:span text:style-name="T19">i</text:span><text:span text:style-name="T92">dentificar os serviços e/ou funcionalidades</text:span><text:span text:style-name="T93"> </text:span><text:span text:style-name="T92">descritos pelos diagramas de </text:span>atividades<text:span text:style-name="T92">, </text:span>você precisará examinar a informação que consta nas atividades ou ações (<text:span text:style-name="T94">retângulos com cantos arredondados</text:span>). Pode ser que várias atividades formem uma funcionalidade, ou apenas uma atividade já represente uma funcionalidade ou serviço, caso a atividade não esteja detalhada. Os retângulos, <text:span text:style-name="T95">que representam nós objeto,</text:span> também podem <text:span text:style-name="T96">representar</text:span> alguma funcionalidade.</text:p>
      <text:p text:style-name="P38"><text:span text:style-name="T57">D</text:span><text:span text:style-name="T55">ica 4: </text:span><text:span text:style-name="T16"><text:s/>para i</text:span><text:span text:style-name="T58">dentifi</text:span><text:span text:style-name="T59">car</text:span><text:span text:style-name="T58"> </text:span><text:span text:style-name="T55">as condições que permitem a ativação das ações, </text:span><text:span text:style-name="T59">procure por</text:span><text:span text:style-name="T60"> condições ou restrições </text:span><text:span text:style-name="T59">que </text:span><text:span text:style-name="T60">aparecem nos </text:span><text:span text:style-name="T62">nós de decisão </text:span><text:span text:style-name="T61">(</text:span><text:span text:style-name="T62">representados por um losango</text:span><text:span text:style-name="T61">). </text:span><text:span text:style-name="T62">Os nós de condição </text:span><text:span text:style-name="T60">possuem condições de guarda </text:span><text:span text:style-name="T62">e, dependendo do valor, há desvios para diferentes atividades</text:span><text:span text:style-name="T60">.</text:span></text:p>
      <text:p text:style-name="P41"><text:span text:style-name="T70">D</text:span><text:span text:style-name="T25">iagrama </text:span><text:span text:style-name="T78">Statechart</text:span><text:span text:style-name="T25">s</text:span></text:p>
      <text:p text:style-name="P32">Dica <text:span text:style-name="T96">5</text:span>: para <text:span text:style-name="T19">i</text:span><text:span text:style-name="T92">dentificar os serviços e/ou funcionalidades</text:span><text:span text:style-name="T93"> </text:span><text:span text:style-name="T92">descritos pelos diagramas Statecharts, </text:span>você precisará examinar <text:span text:style-name="T94">os estados que compõem o diagrama </text:span>(<text:span text:style-name="T94">retângulos com cantos arredondados</text:span>)<text:span text:style-name="T94">, bem como os eventos ou transições que causam mudanças de estado</text:span> (<text:span text:style-name="T94">representados pelas setas</text:span>). Pode ser que vári<text:span text:style-name="T94">os eventos e estados</text:span> formem uma funcionalidade, ou apenas um <text:span text:style-name="T94">único evento ou um único estado represente</text:span> funcionalidade ou serviço, caso não esteja <text:span text:style-name="T94">muito</text:span> detalhada. </text:p>
      <text:p text:style-name="P38"><text:span text:style-name="T57">D</text:span><text:span text:style-name="T60">ica </text:span><text:span text:style-name="T63">6</text:span><text:span text:style-name="T60">: </text:span><text:span text:style-name="T16"><text:s/>para i</text:span><text:span text:style-name="T58">dentifi</text:span><text:span text:style-name="T59">car</text:span><text:span text:style-name="T58"> </text:span><text:span text:style-name="T60">as condições que permitem a ativação das ações, </text:span><text:span text:style-name="T59">procure por</text:span><text:span text:style-name="T60"> condições ou restrições </text:span><text:span text:style-name="T59">que </text:span><text:span text:style-name="T60">aparecem nos </text:span><text:span text:style-name="T62">nós de decisão </text:span><text:span text:style-name="T61">(</text:span><text:span text:style-name="T62">representados por um losango</text:span><text:span text:style-name="T61">). </text:span><text:span text:style-name="T62">Os nós de condição </text:span><text:span text:style-name="T60">possuem condições de guarda </text:span><text:span text:style-name="T62">e, dependendo do valor, há desvios para diferentes estados</text:span><text:span text:style-name="T60">. </text:span><text:span text:style-name="T62">Nos Statecharts, pode ser que as restrições/condições apareçam nos eventos. </text:span><text:span text:style-name="T63">Note que, dependendo do evento, pode-se ir para diferentes estados.</text:span></text:p>
      <text:p text:style-name="P12"/>
      <text:p text:style-name="P1"><text:span text:style-name="T3">B. </text:span><text:span text:style-name="T2">Pr</text:span><text:span text:style-name="T4">ocure por descrições de funcionalidades nos requisitos que tenham sido </text:span><text:span text:style-name="T5">deturpadas no</text:span><text:span text:style-name="T4"> projeto. </text:span><text:span text:style-name="T8">1) </text:span><text:span text:style-name="T13">Neste caso,</text:span><text:span text:style-name="T5"> o comportamento foi encontrado </text:span><text:span text:style-name="T15">e</text:span><text:span text:style-name="T17">m</text:span><text:span text:style-name="T15"> algum(ns)</text:span><text:span text:style-name="T5"> diagrama</text:span><text:span text:style-name="T15">(s)</text:span><text:span text:style-name="T5">, porém </text:span><text:span text:style-name="T8">está descrito com um significado semântico diferente do encontrado nos requisitos funcionais. Quando encontrado, significa que houve um fato incorreto no projeto. Indique isto no formulário para relato de discrepância.</text:span></text:p>
      <text:p text:style-name="P1"><text:span text:style-name="T13">2) </text:span><text:span text:style-name="T8">Faça isso para todas as funcionalidades (sublinhadas em verde) ou restrições (sublinhadas em amarelo) encontradas com esta característica.</text:span></text:p>
      <text:p text:style-name="P17"/>
      <text:p text:style-name="P5"><text:soft-page-break/><text:span text:style-name="T9">C. </text:span><text:span text:style-name="T10">Pr</text:span><text:span text:style-name="T11">ocure por descrições de funcionalidades nos requisitos que </text:span><text:span text:style-name="T9">estejam imprecisas</text:span><text:span text:style-name="T12"> no</text:span><text:span text:style-name="T11"> projeto.</text:span></text:p>
      <text:p text:style-name="P6"><text:bookmark text:name="tw-target-text"/><text:span text:style-name="T9">1) Isto </text:span><text:span text:style-name="T79">pode causar </text:span><text:span text:style-name="T80">a </text:span><text:span text:style-name="T79">um usuário do documento a interpretar mal ou não compreende</text:span><text:span text:style-name="T87">r</text:span><text:span text:style-name="T79"> o significado do conceito. </text:span><text:span text:style-name="T81">Quando encontrado, significa que houve uma ambig</text:span><text:span text:style-name="T86">ü</text:span><text:span text:style-name="T81">idade no projeto. </text:span><text:span text:style-name="T82">Isto vale por exemplo, para a ordem em que os serviços aparecem no</text:span><text:span text:style-name="T85">(s)</text:span><text:span text:style-name="T82"> diagrama</text:span><text:span text:style-name="T85">(s)</text:span><text:span text:style-name="T82">. </text:span><text:span text:style-name="T84">Veja se a numeração indicada no FR corresponde à </text:span><text:span text:style-name="T85">sequência</text:span><text:span text:style-name="T84"> encontrada no </text:span><text:span text:style-name="T85">SD ou no AD ou no SMD</text:span><text:span text:style-name="T84">. </text:span><text:span text:style-name="T81">Indique isto no formulário para relato de discrepância.</text:span></text:p>
      <text:p text:style-name="P6"><text:span text:style-name="T83">2) </text:span><text:span text:style-name="T81">Faça isso para todas as funcionalidades (sublinhadas em verde) ou restrições (sublinhadas em amarelo) encontradas com esta característica.</text:span></text:p>
      <text:p text:style-name="P23"/>
      <text:p text:style-name="P19">OBS. Um serviço é definido aqui como parte da funcionalidade, ou seja, uma funcionalidade é composta por diversos serviços. Restrições são condições que precisam ser satisfeitas para que um serviço ou funcionalidade ocorra.</text:p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8M42S</meta:editing-duration>
    <meta:editing-cycles>41</meta:editing-cycles>
    <meta:generator>LibreOffice/4.4.6.3$Windows_x86 LibreOffice_project/e8938fd3328e95dcf59dd64e7facd2c7d67c704d</meta:generator>
    <dc:date>2016-08-25T22:41:49.040000000</dc:date>
    <meta:document-statistic meta:table-count="0" meta:image-count="0" meta:object-count="0" meta:page-count="3" meta:paragraph-count="38" meta:word-count="1183" meta:character-count="8233" meta:non-whitespace-character-count="7071"/>
    <meta:user-defined meta:name="Info 1"/>
    <meta:user-defined meta:name="Info 2"/>
    <meta:user-defined meta:name="Info 3"/>
    <meta:user-defined meta:name="Info 4"/>
  </office:meta>
</office:document-meta>
</file>